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2514d" officeooo:paragraph-rsid="0002514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3pt" fo:font-weight="normal" officeooo:rsid="0002514d" officeooo:paragraph-rsid="0002514d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bold" officeooo:rsid="0002514d" officeooo:paragraph-rsid="0002514d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5pt" fo:font-weight="normal" officeooo:rsid="0002514d" officeooo:paragraph-rsid="0002514d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HWIK JAGADEESH</text:p>
      <text:p text:style-name="P1">ROLL N:04</text:p>
      <text:p text:style-name="P1">S6DS</text:p>
      <text:p text:style-name="P1"/>
      <text:p text:style-name="P1"><text:tab/><text:tab/> FACTORIAL OF SUM OF MAX ELEMENT</text:p>
      <text:p text:style-name="P1">-------------------------------------------------------------------------------------------------------</text:p>
      <text:p text:style-name="P2"/>
      <text:p text:style-name="P2"/>
      <text:p text:style-name="P2">data=read.table(file="/home/oem/adhwik/table.txt",header=FALSE)</text:p>
      <text:p text:style-name="P2">data</text:p>
      <text:p text:style-name="P2">sum(duplicated(data))</text:p>
      <text:p text:style-name="P2">data2=data.frame(</text:p>
      <text:p text:style-name="P2"><text:s text:c="2"/>c(unique(data))</text:p>
      <text:p text:style-name="P2">)</text:p>
      <text:p text:style-name="P2">data2</text:p>
      <text:p text:style-name="P2">a=c(rowSums(data2))</text:p>
      <text:p text:style-name="P2"/>
      <text:p text:style-name="P2">m=max(a)</text:p>
      <text:p text:style-name="P2">m</text:p>
      <text:p text:style-name="P2">fact=factorial(m)</text:p>
      <text:p text:style-name="P2">print(paste('Factorial of ',m, 'is',fact))</text:p>
      <text:p text:style-name="P2"/>
      <text:p text:style-name="P2"/>
      <text:p text:style-name="P3">OUTPUT</text:p>
      <text:p text:style-name="P3">-----------------------------------------------------------------------------------------------</text:p>
      <text:p text:style-name="P3"/>
      <text:p text:style-name="P2">V1 V2 V3</text:p>
      <text:p text:style-name="P2">1 <text:s/>1 <text:s/>2 <text:s/>1</text:p>
      <text:p text:style-name="P2">2 <text:s/>2 <text:s/>3 <text:s/>4</text:p>
      <text:p text:style-name="P2">3 <text:s/>1 <text:s/>2 <text:s/>1</text:p>
      <text:p text:style-name="P2">4 <text:s/>4 <text:s/>5 <text:s/>6</text:p>
      <text:p text:style-name="P2"/>
      <text:p text:style-name="P2"/>
      <text:p text:style-name="P2">V1 V2 V3</text:p>
      <text:p text:style-name="P2">1 <text:s/>1 <text:s/>2 <text:s/>1</text:p>
      <text:p text:style-name="P2">2 <text:s/>2 <text:s/>3 <text:s/>4</text:p>
      <text:p text:style-name="P2">3 <text:s/>4 <text:s/>5 <text:s/>6</text:p>
      <text:p text:style-name="P2"/>
      <text:p text:style-name="P2">[1] "largest sum is 15"</text:p>
      <text:p text:style-name="P2"/>
      <text:p text:style-name="P2">[1] "Factorial of <text:s/>15 is 1307674368000"</text:p>
      <text:p text:style-name="P2"/>
      <text:p text:style-name="P2"/>
      <text:p text:style-name="P4">ADHWIK JAGADEES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1:31:07.906873329</meta:creation-date>
    <meta:print-date>2023-03-29T11:38:14.743333058</meta:print-date>
    <dc:date>2023-03-29T11:56:06.591499812</dc:date>
    <meta:editing-duration>PT14M48S</meta:editing-duration>
    <meta:editing-cycles>1</meta:editing-cycles>
    <meta:document-statistic meta:table-count="0" meta:image-count="0" meta:object-count="0" meta:page-count="1" meta:paragraph-count="31" meta:word-count="76" meta:character-count="646" meta:non-whitespace-character-count="574"/>
    <meta:generator>LibreOffice/7.3.7.2$Linux_X86_64 LibreOffice_project/30$Build-2</meta:generator>
  </office:meta>
</office:document-meta>
</file>